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2ceab7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 style:parent-style-name="Standard">
      <style:text-properties officeooo:paragraph-rsid="003033f8"/>
    </style:style>
    <style:style style:name="P17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2a0a2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2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rockengüterschifffahrt“ gemäß <text:span text:style-name="T7">ADN </text:span>8.2.2.7.1 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schifffahrt“ </text:span><text:span text:style-name="T1">teilzunehmen.</text:span></text:p>
      <text:p text:style-name="P5"/>
      <text:p text:style-name="P4">Prüfungstermin: <draw:control text:anchor-type="as-char" svg:y="-0.485cm" draw:z-index="5" draw:style-name="gr3" draw:text-style-name="P21" svg:width="9.804cm" svg:height="0.701cm" draw:control="control5"/></text:p>
      <text:p text:style-name="P4"><draw:control text:anchor-type="char" draw:z-index="6" draw:style-name="gr4" draw:text-style-name="P20" svg:width="9.342cm" svg:height="1.65cm" svg:x="2.679cm" svg:y="0cm" draw:control="control6"/>Prüfungs<text:span text:style-name="T6">ort</text:span>:</text:p>
      <text:p text:style-name="P6"/>
      <text:p text:style-name="P6"/>
      <text:p text:style-name="P6">Dem beigefügtem Mer<text:span text:style-name="T5">k</text:span>blatt entnehmen Sie bitte die Bedingungen und Sachgebiete, auf die sich die Fachprüfung ADN erstreckt.</text:p>
      <text:p text:style-name="P6">Die Prüfungsgebühr beträgt:<draw:control text:anchor-type="as-char" svg:y="-0.519cm" draw:z-index="7" draw:style-name="gr3" draw:text-style-name="P20" svg:width="4.001cm" svg:height="0.701cm" draw:control="control7"/></text:p>
      <text:p text:style-name="P7">Diese ist entweder vor der Prüfung in bar oder mit dem beigelegten Überweisungsträger zu entrichten.</text:p>
      <text:p text:style-name="P9">Die Ausfertigungsgebühr für die Bescheinigung über besondere Kenntnisse </text:p>
      <text:p text:style-name="P9">des ADN beträgt:<draw:control text:anchor-type="as-char" svg:y="-0.519cm" draw:z-index="22" draw:style-name="gr5" draw:text-style-name="P20" svg:width="4.001cm" svg:height="0.75cm" draw:control="control21"/></text:p>
      <text:p text:style-name="P8">Diese fällt nach bestandener Prüfung an.</text:p>
      <text:p text:style-name="P10"><text:span text:style-name="T3">Eine Teilnahmebescheinigung für den anerkannten Basiskurs „Trockengüterschifffahrt“, sowie ein amtlicher Lichtbildausweis, durch den Sie sich ausweisen können, ist am Tag der Prüfung mitzubringen und der Prüfungs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2:31:52.848480576</dc:date>
    <dc:creator>Stefan Meyer</dc:creator>
    <meta:editing-duration>PT17H44M25S</meta:editing-duration>
    <meta:editing-cycles>74</meta:editing-cycles>
    <meta:document-statistic meta:table-count="0" meta:image-count="1" meta:object-count="0" meta:page-count="1" meta:paragraph-count="34" meta:word-count="123" meta:character-count="967" meta:non-whitespace-character-count="851"/>
  </office:meta>
</office:document-meta>
</file>